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シート１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シート１_セル00</text:p>
          </table:table-cell>
          <table:table-cell office:value-type="string">
            <text:p>シート１_セル01</text:p>
          </table:table-cell>
        </table:table-row>
        <table:table-row table:style-name="ro2">
          <table:table-cell office:value-type="string">
            <text:p>シート１_セル10</text:p>
          </table:table-cell>
          <table:table-cell office:value-type="string">
            <text:p>シート１_セル11</text:p>
          </table:table-cell>
        </table:table-row>
        <table:table-row table:style-name="ro2">
          <table:table-cell office:value-type="string">
            <text:p>シート１_セル20</text:p>
          </table:table-cell>
          <table:table-cell office:value-type="string">
            <text:p>シート１_セル22</text:p>
          </table:table-cell>
        </table:table-row>
      </table:table>
      <table:table table:name="シート２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30">2012/09/30</text:date>, <text:time>15:3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20S</meta:editing-duration>
    <meta:editing-cycles>6</meta:editing-cycles>
    <meta:generator>OpenOffice.org/3.4.1$Win32 OpenOffice.org_project/341m1$Build-9593</meta:generator>
    <dc:date>2012-09-30T15:30:12.60</dc:date>
    <meta:document-statistic meta:table-count="2" meta:cell-count="6" meta:object-count="0"/>
    <meta:user-defined meta:name="Info 1"/>
    <meta:user-defined meta:name="Info 2"/>
    <meta:user-defined meta:name="Info 3"/>
    <meta:user-defined meta:name="Info 4"/>
  </office:meta>
</office:document-meta>
</file>